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933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1pt" style:language-asian="zh" style:country-asian="CN" style:font-style-asian="normal" style:font-weight-asian="bold" style:font-name-complex="Noto Sans Arabic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1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1pt" style:language-asian="zh" style:country-asian="CN" style:font-style-asian="normal" style:font-weight-asian="bold" style:font-name-complex="Noto Sans Arabic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Local</text:p>
          </table:table-cell>
          <table:table-cell table:style-name="ce1" office:value-type="string" calcext:value-type="string">
            <text:p>Ollama</text:p>
          </table:table-cell>
          <table:table-cell table:style-name="ce1" office:value-type="string" calcext:value-type="string">
            <text:p>OpenAI</text:p>
          </table:table-cell>
          <table:table-cell table:style-name="ce1" office:value-type="string" calcext:value-type="string">
            <text:p>MistralAI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esponseFormat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Keep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Predic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opK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opP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fsZ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ypicalP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peatLastN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peatPenalty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esencePenalty</text:p>
          </table:table-cell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requencyPenalty</text:p>
          </table:table-cell>
          <table:table-cell table:number-columns-repeated="2"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top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rosta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rostatTa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irostatEt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enalizeNewlin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a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Ct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Batch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Gqa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Gpu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inGp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wVram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16KV</text:p>
          </table:table-cell>
          <table:table-cell table:style-name="ce4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gitsAl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vocabOnly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seMmap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seMlock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mbeddingOnly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peFrequencyBas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opeFrequencyScal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umThrea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xTokens</text:p>
          </table:table-cell>
          <table:table-cell table:number-columns-repeated="2" table:style-name="ce4" office:value-type="string" calcext:value-type="string">
            <text:p>N</text:p>
          </table:table-cell>
          <table:table-cell table:number-columns-repeated="2" table:style-name="ce3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gitBias</text:p>
          </table:table-cell>
          <table:table-cell office:value-type="string" calcext:value-type="string">
            <text:p>Y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unctions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unctionCall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afeMode</text:p>
          </table:table-cell>
          <table:table-cell table:number-columns-repeated="2" table:style-name="ce4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style-name="ce3"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0">00/00/0000</text:date>, <text:time style:data-style-name="N2" text:time-value="10:09:38.9323074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9:04:51.271521357</meta:creation-date>
    <dc:date>2024-03-30T11:03:16.690356116</dc:date>
    <meta:editing-duration>PT1H22M42S</meta:editing-duration>
    <meta:editing-cycles>6</meta:editing-cycles>
    <meta:generator>LibreOffice/7.6.5.2$Linux_X86_64 LibreOffice_project/60$Build-2</meta:generator>
    <meta:document-statistic meta:table-count="1" meta:cell-count="215" meta:object-count="0"/>
  </office:meta>
</office:document-meta>
</file>